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2.021cm" fo:min-width="9.185cm"/>
      <style:paragraph-properties style:writing-mode="lr-tb"/>
    </style:style>
    <style:style style:name="gr2" style:family="graphic" style:parent-style-name="objectwithoutfill">
      <style:graphic-properties svg:stroke-color="#000000" draw:fill="none" draw:textarea-vertical-align="middle"/>
    </style:style>
    <style:style style:name="gr3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95cm" fo:min-width="0cm" fo:wrap-option="wrap"/>
    </style:style>
    <style:style style:name="gr4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164cm" fo:min-width="0cm" fo:wrap-option="wrap"/>
    </style:style>
    <style:style style:name="gr5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165cm" fo:min-width="0cm" fo:wrap-option="wrap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84cm" fo:min-width="3.21cm"/>
      <style:paragraph-properties style:writing-mode="lr-tb"/>
    </style:style>
    <style:style style:name="P1" style:family="paragraph">
      <style:paragraph-properties fo:text-align="center" style:writing-mode="lr-tb"/>
      <style:text-properties fo:font-size="18pt" style:font-size-asian="18pt" style:font-size-complex="18pt"/>
    </style:style>
    <style:style style:name="P2" style:family="paragraph">
      <loext:graphic-properties draw:fill="none" draw:fill-color="#000000"/>
      <style:paragraph-properties fo:text-align="center" style:writing-mode="lr-tb"/>
      <style:text-properties fo:font-size="18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="none" draw:fill-color="#000000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2" draw:layer="layout" svg:width="9.685cm" svg:height="2.271cm" svg:x="7cm" svg:y="8.729cm">
          <text:p text:style-name="P1"><text:span text:style-name="T1">Even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6.69cm" svg:y1="9.951cm" svg:x2="18.98cm" svg:y2="9.951cm">
          <text:p/>
        </draw:line>
        <draw:line draw:style-name="gr2" draw:text-style-name="P3" draw:layer="layout" svg:x1="16.69cm" svg:y1="9.291cm" svg:x2="18.98cm" svg:y2="9.291cm">
          <text:p/>
        </draw:line>
        <draw:custom-shape draw:style-name="gr3" draw:text-style-name="P4" draw:layer="layout" svg:width="0.499cm" svg:height="0.627cm" svg:x="19.042cm" svg:y="8.8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499cm" svg:height="0.584cm" svg:x="19.043cm" svg:y="9.6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69cm" svg:y1="10.587cm" svg:x2="18.98cm" svg:y2="10.587cm">
          <text:p/>
        </draw:line>
        <draw:custom-shape draw:style-name="gr5" draw:text-style-name="P5" draw:layer="layout" svg:width="0.499cm" svg:height="0.585cm" svg:x="19.043cm" svg:y="10.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8.337cm" svg:height="4.134cm" svg:x="19.5cm" svg:y="8.866cm">
          <draw:text-box>
            <text:p><text:span text:style-name="T2">Codice</text:span></text:p>
            <text:p><text:span text:style-name="T2">Nome</text:span></text:p>
            <text:p><text:span text:style-name="T2">Veridicità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01T12:41:54.643178229</meta:creation-date>
    <dc:date>2023-01-01T17:34:40.315629236</dc:date>
    <meta:editing-duration>PT1H11M37S</meta:editing-duration>
    <meta:editing-cycles>12</meta:editing-cycles>
    <meta:generator>LibreOffice/7.3.7.2$Linux_X86_64 LibreOffice_project/30$Build-2</meta:generator>
    <meta:document-statistic meta:object-count="8"/>
  </office:meta>
</office:document-meta>
</file>